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Pulse wid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25" calcext:value-type="float">
            <text:p>82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63" calcext:value-type="float">
            <text:p>82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85" calcext:value-type="float">
            <text:p>71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76" calcext:value-type="float">
            <text:p>60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38" calcext:value-type="float">
            <text:p>77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17" calcext:value-type="float">
            <text:p>73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43" calcext:value-type="float">
            <text:p>46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70" calcext:value-type="float">
            <text:p>58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650" calcext:value-type="float">
            <text:p>86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65" calcext:value-type="float">
            <text:p>57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150" calcext:value-type="float">
            <text:p>81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210" calcext:value-type="float">
            <text:p>82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27" calcext:value-type="float">
            <text:p>64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125" calcext:value-type="float">
            <text:p>71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92" calcext:value-type="float">
            <text:p>70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42" calcext:value-type="float">
            <text:p>75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88" calcext:value-type="float">
            <text:p>87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432" calcext:value-type="float">
            <text:p>64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446" calcext:value-type="float">
            <text:p>64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173" calcext:value-type="float">
            <text:p>71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830" calcext:value-type="float">
            <text:p>58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188" calcext:value-type="float">
            <text:p>61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578" calcext:value-type="float">
            <text:p>85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618" calcext:value-type="float">
            <text:p>76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335" calcext:value-type="float">
            <text:p>93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324" calcext:value-type="float">
            <text:p>83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236" calcext:value-type="float">
            <text:p>62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833" calcext:value-type="float">
            <text:p>108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08" calcext:value-type="float">
            <text:p>49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115" calcext:value-type="float">
            <text:p>61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317" calcext:value-type="float">
            <text:p>73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860" calcext:value-type="float">
            <text:p>88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834" calcext:value-type="float">
            <text:p>58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661" calcext:value-type="float">
            <text:p>76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257" calcext:value-type="float">
            <text:p>825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964" calcext:value-type="float">
            <text:p>89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698" calcext:value-type="float">
            <text:p>66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45" calcext:value-type="float">
            <text:p>60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73" calcext:value-type="float">
            <text:p>70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809" calcext:value-type="float">
            <text:p>680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936" calcext:value-type="float">
            <text:p>69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192" calcext:value-type="float">
            <text:p>61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592" calcext:value-type="float">
            <text:p>65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810" calcext:value-type="float">
            <text:p>88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65" calcext:value-type="float">
            <text:p>706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873" calcext:value-type="float">
            <text:p>88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407" calcext:value-type="float">
            <text:p>640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058" calcext:value-type="float">
            <text:p>805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32" calcext:value-type="float">
            <text:p>80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950" calcext:value-type="float">
            <text:p>69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115" calcext:value-type="float">
            <text:p>61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582" calcext:value-type="float">
            <text:p>758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584" calcext:value-type="float">
            <text:p>558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547" calcext:value-type="float">
            <text:p>65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113" calcext:value-type="float">
            <text:p>81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95" calcext:value-type="float">
            <text:p>64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395" calcext:value-type="float">
            <text:p>539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045" calcext:value-type="float">
            <text:p>90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192" calcext:value-type="float">
            <text:p>619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072" calcext:value-type="float">
            <text:p>90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793" calcext:value-type="float">
            <text:p>579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028" calcext:value-type="float">
            <text:p>602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78" calcext:value-type="float">
            <text:p>747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167" calcext:value-type="float">
            <text:p>61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98" calcext:value-type="float">
            <text:p>739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049" calcext:value-type="float">
            <text:p>804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849" calcext:value-type="float">
            <text:p>684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649" calcext:value-type="float">
            <text:p>564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852" calcext:value-type="float">
            <text:p>68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970" calcext:value-type="float">
            <text:p>897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877" calcext:value-type="float">
            <text:p>687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208" calcext:value-type="float">
            <text:p>82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820" calcext:value-type="float">
            <text:p>582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67" calcext:value-type="float">
            <text:p>63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908" calcext:value-type="float">
            <text:p>690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812" calcext:value-type="float">
            <text:p>78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803" calcext:value-type="float">
            <text:p>88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633" calcext:value-type="float">
            <text:p>96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250" calcext:value-type="float">
            <text:p>825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830" calcext:value-type="float">
            <text:p>683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844" calcext:value-type="float">
            <text:p>584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85" calcext:value-type="float">
            <text:p>63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906" calcext:value-type="float">
            <text:p>8906</text:p>
          </table:table-cell>
        </table:table-row>
      </table:table>
      <table:named-expressions/>
      <table:database-ranges>
        <table:database-range table:name="__Anonymous_Sheet_DB__0" table:target-range-address="Sheet1.A1:Sheet1.B9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8:59:31.452853849</meta:creation-date>
    <dc:date>2019-08-28T19:00:51.706600678</dc:date>
    <meta:editing-duration>PT1M21S</meta:editing-duration>
    <meta:editing-cycles>1</meta:editing-cycles>
    <meta:generator>LibreOffice/6.0.7.3$Linux_X86_64 LibreOffice_project/00m0$Build-3</meta:generator>
    <meta:document-statistic meta:table-count="1" meta:cell-count="192" meta:object-count="0"/>
  </office:meta>
</office:document-meta>
</file>